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009d" officeooo:paragraph-rsid="0016009d"/>
    </style:style>
    <style:style style:name="P2" style:family="paragraph" style:parent-style-name="Standard">
      <style:text-properties officeooo:rsid="0016009d" officeooo:paragraph-rsid="0016009d"/>
    </style:style>
    <style:style style:name="P3" style:family="paragraph" style:parent-style-name="Standard">
      <style:text-properties officeooo:rsid="0016009d" officeooo:paragraph-rsid="0017c009"/>
    </style:style>
    <style:style style:name="T1" style:family="text">
      <style:text-properties officeooo:rsid="0017c009"/>
    </style:style>
    <style:style style:name="T2" style:family="text">
      <style:text-properties officeooo:rsid="00195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do aprEnDO</text:p>
      <text:p text:style-name="P1"/>
      <text:p text:style-name="P1"/>
      <text:p text:style-name="P1">Ter notificação visual feedback</text:p>
      <text:p text:style-name="P1">- Notificar visualmente o acerto</text:p>
      <text:p text:style-name="P1">- Notificar visualmente o erro</text:p>
      <text:p text:style-name="P1"/>
      <text:p text:style-name="P1">Ter um módulo para classificação de EDO</text:p>
      <text:p text:style-name="P1">- Ter fase de classificação de ordem</text:p>
      <text:p text:style-name="P1">- Ter fase de classificação de tipo</text:p>
      <text:p text:style-name="P1">- Ter fase de classificação de linearidade</text:p>
      <text:p text:style-name="P1">- Ter fase de classificação de homogeneidade</text:p>
      <text:p text:style-name="P1">- Ter fase de classificação de separável</text:p>
      <text:p text:style-name="P1">- Ter fase de classificação de exata</text:p>
      <text:p text:style-name="P1">- <text:span text:style-name="T1">Escolher 20 questões aleatórias do banco de equações</text:span></text:p>
      <text:p text:style-name="P1"/>
      <text:p text:style-name="P1">Ter um módulo para resolução de EDO de 1ª ordem</text:p>
      <text:p text:style-name="P1">- Ter fase de resolução de EDO 1ª ordem homogênea</text:p>
      <text:p text:style-name="P1">- Ter fase de resolução de EDO 1ª ordem não homogênea</text:p>
      <text:p text:style-name="P1">- Ter fase de resolução de EDO 1ª ordem exata</text:p>
      <text:p text:style-name="P1">- Ter fase de resolução de EDO 1ª ordem não exata</text:p>
      <text:p text:style-name="P3">- <text:span text:style-name="T1">Escolher 10 pares de equações aleatórias do banco de equações</text:span></text:p>
      <text:p text:style-name="P1"/>
      <text:p text:style-name="P1">Ter um módulo de envio de estatísticas</text:p>
      <text:p text:style-name="P1">- Enviar estatísticas de classificação</text:p>
      <text:p text:style-name="P1">- Enviar estatísticas de resolução</text:p>
      <text:p text:style-name="P1">- Sinalizar ao usuário quando a estatística for enviada</text:p>
      <text:p text:style-name="P1">- Sinalizar ao usuário quando a estatística não for enviada</text:p>
      <text:p text:style-name="P1"><text:tab/>** Notificar se o erro é por falta de internet</text:p>
      <text:p text:style-name="P1"><text:tab/>** Notificar se o erro é por problema do servidor</text:p>
      <text:p text:style-name="P1"/>
      <text:p text:style-name="P1">Permitir envio de sugestões e feedback</text:p>
      <text:p text:style-name="P1">- Notificar se o erro é por falta de internet</text:p>
      <text:p text:style-name="P1">- Notificar se o erro é por problema do servidor</text:p>
      <text:p text:style-name="P1"/>
      <text:p text:style-name="P1">Permitir envio de bugs e error</text:p>
      <text:p text:style-name="P1">- Notificar se o erro é por falta de internet</text:p>
      <text:p text:style-name="P1">- Notificar se o erro é por problema do servidor</text:p>
      <text:p text:style-name="P1"/>
      <text:p text:style-name="P1">Estar disponível para download no google play</text:p>
      <text:p text:style-name="P1">Sinalizar ao usuário fases concluí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14:36.080139764</meta:creation-date>
    <dc:date>2019-03-30T18:03:15.008656276</dc:date>
    <meta:editing-duration>PT47M52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33" meta:word-count="258" meta:character-count="1403" meta:non-whitespace-character-count="1176"/>
  </office:meta>
</office:document-meta>
</file>